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 style:master-page-name="">
      <style:table-properties style:width="23.504cm" style:page-number="auto" table:align="left"/>
    </style:style>
    <style:style style:name="Table1.A" style:family="table-column">
      <style:table-column-properties style:column-width="2.205cm"/>
    </style:style>
    <style:style style:name="Table1.B" style:family="table-column">
      <style:table-column-properties style:column-width="8.114cm"/>
    </style:style>
    <style:style style:name="Table1.C" style:family="table-column">
      <style:table-column-properties style:column-width="7.673cm"/>
    </style:style>
    <style:style style:name="Table1.D" style:family="table-column">
      <style:table-column-properties style:column-width="5.512cm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050af3" officeooo:paragraph-rsid="00050af3"/>
    </style:style>
    <style:style style:name="P2" style:family="paragraph" style:parent-style-name="Standard">
      <style:text-properties fo:font-size="11pt" officeooo:rsid="000a3de6" officeooo:paragraph-rsid="000a3de6" style:font-size-asian="11pt" style:font-size-complex="11pt"/>
    </style:style>
    <style:style style:name="P3" style:family="paragraph" style:parent-style-name="Standard" style:list-style-name="L1">
      <style:text-properties fo:font-size="11pt" officeooo:rsid="000a4f7a" officeooo:paragraph-rsid="000a4f7a" style:font-size-asian="11pt" style:font-size-complex="11pt"/>
    </style:style>
    <style:style style:name="P4" style:family="paragraph" style:parent-style-name="Standard">
      <style:text-properties fo:font-size="11pt" officeooo:rsid="000a4f7a" officeooo:paragraph-rsid="000a4f7a" style:font-size-asian="11pt" style:font-size-complex="11pt"/>
    </style:style>
    <style:style style:name="P5" style:family="paragraph" style:parent-style-name="Standard">
      <style:text-properties fo:font-size="11pt" officeooo:rsid="00050af3" officeooo:paragraph-rsid="00050af3" style:font-size-asian="11pt" style:font-size-complex="11pt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bold" officeooo:rsid="000b7ba4" officeooo:paragraph-rsid="000b7ba4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7" style:family="paragraph" style:parent-style-name="Table_20_Contents" style:list-style-name="L2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bold" officeooo:rsid="002d7071" officeooo:paragraph-rsid="002d7071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8" style:family="paragraph" style:parent-style-name="Table_20_Contents" style:list-style-name="L2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bold" officeooo:rsid="002f3cb3" officeooo:paragraph-rsid="002f3cb3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9" style:family="paragraph" style:parent-style-name="Table_20_Contents" style:list-style-name="L2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bold" officeooo:rsid="0032ea19" officeooo:paragraph-rsid="0032ea19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officeooo:rsid="000dc0aa" officeooo:paragraph-rsid="000dc0aa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officeooo:rsid="000f7eb0" officeooo:paragraph-rsid="0029998b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2" style:family="paragraph" style:parent-style-name="Table_20_Contents" style:list-style-name="L3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officeooo:rsid="0039c321" officeooo:paragraph-rsid="0039c321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3" style:family="paragraph" style:parent-style-name="Table_20_Contents" style:list-style-name="L3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officeooo:rsid="0039e2e9" officeooo:paragraph-rsid="0039e2e9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4" style:family="paragraph" style:parent-style-name="Table_20_Contents" style:list-style-name="L3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officeooo:rsid="003ff2d3" officeooo:paragraph-rsid="003ff2d3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officeooo:rsid="004cb79f" officeooo:paragraph-rsid="004cb79f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6" style:family="paragraph" style:parent-style-name="Table_20_Contents" style:list-style-name="L4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officeooo:rsid="004f8f7b" officeooo:paragraph-rsid="004f8f7b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Table_20_Contents" style:list-style-name="L2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officeooo:rsid="004f93f8" officeooo:paragraph-rsid="004f93f8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Table_20_Contents" style:list-style-name="L2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officeooo:rsid="00530d76" officeooo:paragraph-rsid="00530d76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9" style:family="paragraph" style:parent-style-name="Table_20_Contents" style:list-style-name="L2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officeooo:rsid="0058d614" officeooo:paragraph-rsid="0058d614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Table_20_Contents" style:list-style-name="L3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officeooo:rsid="005b33c5" officeooo:paragraph-rsid="005b33c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1" style:family="paragraph" style:parent-style-name="Table_20_Contents" style:list-style-name="L3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officeooo:rsid="005b4a7e" officeooo:paragraph-rsid="005b4a7e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2" style:family="paragraph" style:parent-style-name="Table_20_Contents" style:list-style-name="L3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officeooo:rsid="005eb95d" officeooo:paragraph-rsid="005eb95d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Table_20_Contents" style:list-style-name="L4">
      <style:paragraph-properties fo:text-align="start" style:justify-single-word="false"/>
      <style:text-properties officeooo:paragraph-rsid="0029bcee"/>
    </style:style>
    <style:style style:name="P24" style:family="paragraph" style:parent-style-name="Table_20_Contents" style:list-style-name="L5">
      <style:paragraph-properties fo:text-align="start" style:justify-single-word="false"/>
      <style:text-properties officeooo:paragraph-rsid="00475df2"/>
    </style:style>
    <style:style style:name="P25" style:family="paragraph" style:parent-style-name="Table_20_Contents" style:list-style-name="L5">
      <style:paragraph-properties fo:text-align="start" style:justify-single-word="false"/>
      <style:text-properties officeooo:paragraph-rsid="0047bd03"/>
    </style:style>
    <style:style style:name="P26" style:family="paragraph" style:parent-style-name="Table_20_Contents" style:list-style-name="L4">
      <style:paragraph-properties fo:text-align="start" style:justify-single-word="false"/>
      <style:text-properties officeooo:rsid="002ab64d" officeooo:paragraph-rsid="002ab64d"/>
    </style:style>
    <style:style style:name="P27" style:family="paragraph" style:parent-style-name="Table_20_Contents" style:list-style-name="L4">
      <style:paragraph-properties fo:text-align="start" style:justify-single-word="false"/>
      <style:text-properties officeooo:rsid="002b9c40" officeooo:paragraph-rsid="002b9c40"/>
    </style:style>
    <style:style style:name="P28" style:family="paragraph" style:parent-style-name="Table_20_Contents" style:list-style-name="L2">
      <loext:graphic-properties draw:fill="none"/>
      <style:paragraph-properties fo:margin-left="0.199cm" fo:margin-right="0cm" fo:text-align="start" style:justify-single-word="false" fo:text-indent="0.101cm" style:auto-text-indent="false" fo:background-color="transparent" text:number-lines="false" text:line-number="0">
        <style:tab-stops/>
      </style:paragraph-properties>
      <style:text-properties fo:font-size="11pt" officeooo:paragraph-rsid="001558c6" style:font-size-asian="11pt" style:font-size-complex="11pt"/>
    </style:style>
    <style:style style:name="P29" style:family="paragraph" style:parent-style-name="Table_20_Contents" style:list-style-name="L2">
      <loext:graphic-properties draw:fill="none"/>
      <style:paragraph-properties fo:margin-left="0.199cm" fo:margin-right="0cm" fo:text-align="start" style:justify-single-word="false" fo:text-indent="0.101cm" style:auto-text-indent="false" fo:background-color="transparent" text:number-lines="false" text:line-number="0">
        <style:tab-stops/>
      </style:paragraph-properties>
      <style:text-properties fo:font-size="11pt" officeooo:paragraph-rsid="0016e194" style:font-size-asian="11pt" style:font-size-complex="11pt"/>
    </style:style>
    <style:style style:name="P30" style:family="paragraph" style:parent-style-name="Table_20_Contents" style:list-style-name="L2">
      <loext:graphic-properties draw:fill="none"/>
      <style:paragraph-properties fo:margin-left="0.199cm" fo:margin-right="0cm" fo:text-align="start" style:justify-single-word="false" fo:text-indent="0.101cm" style:auto-text-indent="false" fo:background-color="transparent" text:number-lines="false" text:line-number="0">
        <style:tab-stops/>
      </style:paragraph-properties>
      <style:text-properties fo:font-size="11pt" officeooo:paragraph-rsid="00186666" style:font-size-asian="11pt" style:font-size-complex="11pt"/>
    </style:style>
    <style:style style:name="P31" style:family="paragraph" style:parent-style-name="Table_20_Contents" style:list-style-name="L2">
      <loext:graphic-properties draw:fill="none"/>
      <style:paragraph-properties fo:margin-left="0.199cm" fo:margin-right="0cm" fo:text-align="start" style:justify-single-word="false" fo:text-indent="0.101cm" style:auto-text-indent="false" fo:background-color="transparent" text:number-lines="false" text:line-number="0">
        <style:tab-stops/>
      </style:paragraph-properties>
      <style:text-properties fo:font-size="11pt" officeooo:paragraph-rsid="001a1cd1" style:font-size-asian="11pt" style:font-size-complex="11pt"/>
    </style:style>
    <style:style style:name="P32" style:family="paragraph" style:parent-style-name="Table_20_Contents" style:list-style-name="L2">
      <loext:graphic-properties draw:fill="none"/>
      <style:paragraph-properties fo:margin-left="0.199cm" fo:margin-right="0cm" fo:text-align="start" style:justify-single-word="false" fo:text-indent="0.101cm" style:auto-text-indent="false" fo:background-color="transparent" text:number-lines="false" text:line-number="0">
        <style:tab-stops/>
      </style:paragraph-properties>
      <style:text-properties fo:font-size="11pt" officeooo:rsid="002842bc" officeooo:paragraph-rsid="002842bc" style:font-size-asian="11pt" style:font-size-complex="11pt"/>
    </style:style>
    <style:style style:name="P33" style:family="paragraph" style:parent-style-name="Table_20_Contents" style:list-style-name="L2">
      <loext:graphic-properties draw:fill="none"/>
      <style:paragraph-properties fo:margin-left="0.199cm" fo:margin-right="0cm" fo:text-align="start" style:justify-single-word="false" fo:text-indent="0.101cm" style:auto-text-indent="false" fo:background-color="transparent" text:number-lines="false" text:line-number="0">
        <style:tab-stops/>
      </style:paragraph-properties>
      <style:text-properties officeooo:paragraph-rsid="001558c6"/>
    </style:style>
    <style:style style:name="P34" style:family="paragraph" style:parent-style-name="Table_20_Contents" style:list-style-name="L3">
      <loext:graphic-properties draw:fill="none"/>
      <style:paragraph-properties fo:margin-left="0.801cm" fo:margin-right="0cm" fo:text-align="start" style:justify-single-word="false" fo:text-indent="-0.6cm" style:auto-text-indent="false" fo:background-color="transparent" text:number-lines="false" text:line-number="0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officeooo:rsid="00221b33" officeooo:paragraph-rsid="00221b33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5" style:family="paragraph" style:parent-style-name="Table_20_Contents" style:list-style-name="L3">
      <loext:graphic-properties draw:fill="none"/>
      <style:paragraph-properties fo:margin-left="0.801cm" fo:margin-right="0cm" fo:text-align="start" style:justify-single-word="false" fo:text-indent="-0.6cm" style:auto-text-indent="false" fo:background-color="transparent" text:number-lines="false" text:line-number="0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officeooo:rsid="0025e33f" officeooo:paragraph-rsid="0025e33f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6" style:family="paragraph" style:parent-style-name="Table_20_Contents" style:list-style-name="L3">
      <loext:graphic-properties draw:fill="none"/>
      <style:paragraph-properties fo:margin-left="0.801cm" fo:margin-right="0cm" fo:text-align="start" style:justify-single-word="false" fo:text-indent="-0.6cm" style:auto-text-indent="false" fo:background-color="transparent" text:number-lines="false" text:line-number="0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officeooo:rsid="00277473" officeooo:paragraph-rsid="00277473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7" style:family="paragraph" style:parent-style-name="Table_20_Contents" style:list-style-name="L3">
      <loext:graphic-properties draw:fill="none"/>
      <style:paragraph-properties fo:margin-left="0.801cm" fo:margin-right="0cm" fo:text-align="start" style:justify-single-word="false" fo:text-indent="-0.6cm" style:auto-text-indent="false" fo:background-color="transparent" text:number-lines="false" text:line-number="0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officeooo:rsid="0028cea4" officeooo:paragraph-rsid="0028cea4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1" style:family="text">
      <style:text-properties fo:color="#000000" style:text-outline="false" style:text-line-through-style="none" style:text-line-through-type="none" style:font-name="Liberation Serif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font-name="Liberation Serif" fo:font-style="normal" fo:text-shadow="none" style:text-underline-style="none" fo:font-weight="normal" officeooo:rsid="001097d2" style:font-style-asian="normal" style:font-weight-asian="normal" style:font-style-complex="normal" style:font-weight-complex="normal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font-name="Liberation Serif" fo:font-style="normal" fo:text-shadow="none" style:text-underline-style="none" fo:font-weight="normal" officeooo:rsid="001558c6" style:font-style-asian="normal" style:font-weight-asian="normal" style:font-style-complex="normal" style:font-weight-complex="normal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font-name="Liberation Serif" fo:font-style="normal" fo:text-shadow="none" style:text-underline-style="none" fo:font-weight="normal" officeooo:rsid="0011a840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officeooo:rsid="001097d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officeooo:rsid="0029bcee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officeooo:rsid="003ff2d3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officeooo:rsid="00283b90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officeooo:rsid="0047bd03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11" style:family="text">
      <style:text-properties fo:font-size="11pt" style:font-size-asian="11pt" style:font-size-complex="11pt"/>
    </style:style>
    <style:style style:name="T12" style:family="text">
      <style:text-properties officeooo:rsid="00224679"/>
    </style:style>
    <style:style style:name="T13" style:family="text">
      <style:text-properties officeooo:rsid="0027a88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310214" style:font-weight-asian="normal" style:font-weight-complex="normal"/>
    </style:style>
    <style:style style:name="T16" style:family="text">
      <style:text-properties fo:font-weight="normal" officeooo:rsid="00363fd3" style:font-weight-asian="normal" style:font-weight-complex="normal"/>
    </style:style>
    <style:style style:name="T17" style:family="text">
      <style:text-properties fo:font-weight="normal" officeooo:rsid="0037c7b9" style:font-weight-asian="normal" style:font-weight-complex="normal"/>
    </style:style>
    <style:style style:name="T18" style:family="text">
      <style:text-properties officeooo:rsid="003baa95"/>
    </style:style>
    <style:style style:name="T19" style:family="text">
      <style:text-properties officeooo:rsid="00449995"/>
    </style:style>
    <style:style style:name="T20" style:family="text">
      <style:text-properties officeooo:rsid="004af777"/>
    </style:style>
    <style:style style:name="T21" style:family="text">
      <style:text-properties officeooo:rsid="00516ad4"/>
    </style:style>
    <style:style style:name="T22" style:family="text">
      <style:text-properties officeooo:rsid="0054f5c2"/>
    </style:style>
    <style:style style:name="T23" style:family="text">
      <style:text-properties officeooo:rsid="00561b14"/>
    </style:style>
    <style:style style:name="T24" style:family="text">
      <style:text-properties officeooo:rsid="005a11dc"/>
    </style:style>
    <style:style style:name="T25" style:family="text">
      <style:text-properties officeooo:rsid="005cd7bf"/>
    </style:style>
    <style:style style:name="T26" style:family="text">
      <style:text-properties officeooo:rsid="005ee2d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3-4 sentences on overview of program, location &amp; motivation.</text:p>
      <text:list xml:id="list1599768072" text:style-name="L1">
        <text:list-item>
          <text:p text:style-name="P3">Passion for learning French</text:p>
        </text:list-item>
        <text:list-item>
          <text:p text:style-name="P3">Love the challenge of learning a language</text:p>
        </text:list-item>
        <text:list-item>
          <text:p text:style-name="P3">Use it in future working overseas</text:p>
        </text:list-item>
        <text:list-item>
          <text:p text:style-name="P3">Speak with my friends in their language</text:p>
        </text:list-item>
      </text:list>
      <text:p text:style-name="P4"/>
      <text:p text:style-name="P4"/>
      <text:p text:style-name="P5">Ability to work effectively on my own/self-starter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6">Learning Outcome</text:p>
          </table:table-cell>
          <table:table-cell table:style-name="Table1.A1" office:value-type="string">
            <text:p text:style-name="P10">Self-starter/ability to work on my own/<text:span text:style-name="T20">self-management</text:span></text:p>
          </table:table-cell>
          <table:table-cell table:style-name="Table1.A1" office:value-type="string">
            <text:p text:style-name="P11">Intercultural skills</text:p>
          </table:table-cell>
          <table:table-cell table:style-name="Table1.D1" office:value-type="string">
            <text:p text:style-name="P15">Teamwork</text:p>
          </table:table-cell>
        </table:table-row>
        <table:table-row>
          <table:table-cell table:style-name="Table1.A2" office:value-type="string">
            <text:p text:style-name="P6">Situation/Recurring Event</text:p>
          </table:table-cell>
          <table:table-cell table:style-name="Table1.A2" office:value-type="string">
            <text:list xml:id="list3832887229" text:style-name="L5">
              <text:list-item>
                <text:p text:style-name="P24"><text:span text:style-name="T6">Course finishing at 12pm</text:span></text:p>
              </text:list-item>
              <text:list-item>
                <text:p text:style-name="P25"><text:span text:style-name="T6">each day full freedom</text:span><text:span text:style-name="T10">1</text:span></text:p>
              </text:list-item>
              <text:list-item>
                <text:p text:style-name="P25"><text:span text:style-name="T9">friends wanting to speak english.</text:span></text:p>
              </text:list-item>
            </text:list>
          </table:table-cell>
          <table:table-cell table:style-name="Table1.A2" office:value-type="string">
            <text:list xml:id="list2311869519" text:style-name="L4">
              <text:list-item>
                <text:p text:style-name="P23"><text:span text:style-name="T7">Time with South Americans, Europeans, North Americans</text:span></text:p>
              </text:list-item>
              <text:list-item>
                <text:p text:style-name="P26"><text:span text:style-name="T7">D</text:span><text:span text:style-name="T5">iscussions with Ethiopian restaurant-owner</text:span></text:p>
              </text:list-item>
              <text:list-item>
                <text:p text:style-name="P27"><text:span text:style-name="T5">Tandem w/ Swiss/Turkish girl</text:span></text:p>
              </text:list-item>
            </text:list>
          </table:table-cell>
          <table:table-cell table:style-name="Table1.D2" office:value-type="string">
            <text:list xml:id="list121336845271575" text:continue-numbering="true" text:style-name="L4">
              <text:list-item>
                <text:p text:style-name="P16">Writing petition <text:span text:style-name="T23">&amp; present</text:span></text:p>
              </text:list-item>
            </text:list>
          </table:table-cell>
        </table:table-row>
        <table:table-row>
          <table:table-cell table:style-name="Table1.A2" office:value-type="string">
            <text:p text:style-name="P6">Dealing with situation</text:p>
          </table:table-cell>
          <table:table-cell table:style-name="Table1.A2" office:value-type="string">
            <text:list xml:id="list1993758044" text:style-name="L2">
              <text:list-item>
                <text:p text:style-name="P33"><text:span text:style-name="T6">Used uni resources and when unsure used initiative to enquire about uni resour</text:span><text:span text:style-name="T8">x</text:span><text:span text:style-name="T6">ces</text:span></text:p>
              </text:list-item>
              <text:list-item>
                <text:p text:style-name="P28"><text:span text:style-name="T2">open multimedia roo</text:span><text:span text:style-name="T3">m</text:span></text:p>
              </text:list-item>
              <text:list-item>
                <text:p text:style-name="P29"><text:span text:style-name="T2"><text:s/>uni bookshop </text:span></text:p>
              </text:list-item>
              <text:list-item>
                <text:p text:style-name="P30"><text:span text:style-name="T2">uni tandem program</text:span></text:p>
              </text:list-item>
              <text:list-item>
                <text:p text:style-name="P31"><text:span text:style-name="T4">created French CV feedback from prof</text:span></text:p>
              </text:list-item>
              <text:list-item>
                <text:p text:style-name="P32"><text:span text:style-name="T4">M</text:span><text:span text:style-name="T1">ade new friends by organising post-class lunch</text:span></text:p>
              </text:list-item>
            </text:list>
          </table:table-cell>
          <table:table-cell table:style-name="Table1.A2" office:value-type="string">
            <text:list xml:id="list121335997267972" text:continue-numbering="true" text:style-name="L2">
              <text:list-item>
                <text:p text:style-name="P7">Listening<text:span text:style-name="T14">, asking questions</text:span></text:p>
              </text:list-item>
              <text:list-item>
                <text:p text:style-name="P8"><text:span text:style-name="T14">Learnt from previous intercultural </text:span><text:span text:style-name="T15">e</text:span><text:span text:style-name="T14">xps</text:span></text:p>
              </text:list-item>
              <text:list-item>
                <text:p text:style-name="P9"><text:span text:style-name="T14">Sports feeling wrong, </text:span><text:span text:style-name="T16">try to understand </text:span><text:span text:style-name="T17">but also voice opinions/objections</text:span></text:p>
              </text:list-item>
            </text:list>
          </table:table-cell>
          <table:table-cell table:style-name="Table1.D2" office:value-type="string">
            <text:list xml:id="list121337241381663" text:continue-numbering="true" text:style-name="L2">
              <text:list-item>
                <text:p text:style-name="P17">Get to <text:span text:style-name="T21">know each other</text:span></text:p>
              </text:list-item>
              <text:list-item>
                <text:p text:style-name="P18">Each person’s input/<text:span text:style-name="T22">strengths (1 works in sales)</text:span></text:p>
              </text:list-item>
              <text:list-item>
                <text:p text:style-name="P19">Organise time to meet-up <text:span text:style-name="T24">having done individual work</text:span></text:p>
              </text:list-item>
            </text:list>
          </table:table-cell>
        </table:table-row>
        <table:table-row>
          <table:table-cell table:style-name="Table1.A2" office:value-type="string">
            <text:p text:style-name="P6">How useful in pro life</text:p>
          </table:table-cell>
          <table:table-cell table:style-name="Table1.A2" office:value-type="string">
            <text:list xml:id="list52040594" text:style-name="L3">
              <text:list-item>
                <text:p text:style-name="P34">Initiative important <text:span text:style-name="T12">for getting work done</text:span></text:p>
              </text:list-item>
              <text:list-item>
                <text:p text:style-name="P35">Strong work ethic</text:p>
              </text:list-item>
              <text:list-item>
                <text:p text:style-name="P36">Can leave me alone and expect to get a task done <text:span text:style-name="T13">(eg. ItemController)</text:span></text:p>
              </text:list-item>
              <text:list-item>
                <text:p text:style-name="P37">Use this independence to quickly learn new techs</text:p>
              </text:list-item>
            </text:list>
          </table:table-cell>
          <table:table-cell table:style-name="Table1.A2" office:value-type="string">
            <text:list xml:id="list121335971840728" text:continue-numbering="true" text:style-name="L3">
              <text:list-item>
                <text:p text:style-name="P12">Working overseas</text:p>
              </text:list-item>
              <text:list-item>
                <text:p text:style-name="P12">Working with remote clients</text:p>
              </text:list-item>
              <text:list-item>
                <text:p text:style-name="P13">Business side, try to understand a market/<text:span text:style-name="T18">market behaviours</text:span></text:p>
              </text:list-item>
              <text:list-item>
                <text:p text:style-name="P14">Practising helps creatively <text:span text:style-name="T19">(like diversity in workplace (good thing to do too))</text:span></text:p>
              </text:list-item>
            </text:list>
          </table:table-cell>
          <table:table-cell table:style-name="Table1.D2" office:value-type="string">
            <text:list xml:id="list121336005329393" text:continue-numbering="true" text:style-name="L3">
              <text:list-item>
                <text:p text:style-name="P20">Almost all software dev done in teams like this</text:p>
              </text:list-item>
              <text:list-item>
                <text:p text:style-name="P21"><text:span text:style-name="T25">Specialise but d</text:span>on’t silo</text:p>
              </text:list-item>
              <text:list-item>
                <text:p text:style-name="P22">Eg. agile sprint planning</text:p>
              </text:list-item>
            </text:list>
          </table:table-cell>
        </table:table-row>
      </table:table>
      <text:p text:style-name="P5"/>
      <text:p text:style-name="P5"/>
      <text:p text:style-name="P5"/>
      <text:p text:style-name="P1"><text:a xlink:type="simple" xlink:href="https://www.n-side.com/software-developer-foundation/" text:style-name="Internet_20_link" text:visited-style-name="Visited_20_Internet_20_Link"><text:span text:style-name="T11">https://www.n-side.com/software-developer-foundation/</text:span></text:a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22T10:06:20.479220969</meta:creation-date>
    <dc:date>2020-03-22T12:13:10.417236587</dc:date>
    <meta:editing-duration>PT1H55M56S</meta:editing-duration>
    <meta:editing-cycles>82</meta:editing-cycles>
    <meta:generator>LibreOffice/6.3.5.2$Linux_X86_64 LibreOffice_project/30$Build-2</meta:generator>
    <meta:document-statistic meta:table-count="1" meta:image-count="0" meta:object-count="0" meta:page-count="1" meta:paragraph-count="44" meta:word-count="273" meta:character-count="1667" meta:non-whitespace-character-count="1470"/>
  </office:meta>
</office:document-meta>
</file>